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999999" draw:textarea-horizontal-align="center" draw:textarea-vertical-align="middle"/>
    </style:style>
    <style:style style:name="gr2" style:family="graphic" style:parent-style-name="standard">
      <style:graphic-properties draw:fill-color="#000000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-color="#4c4c4c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-color="#cccccc" draw:textarea-horizontal-align="center" draw:textarea-vertical-align="middle"/>
    </style:style>
    <style:style style:name="gr7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3" style:family="paragraph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" style:family="paragraph">
      <style:paragraph-properties fo:margin-left="0cm" fo:margin-right="0cm" fo:text-indent="0cm"/>
      <style:text-properties fo:font-size="18pt" fo:font-style="normal" style:font-size-asian="18pt" style:font-style-asian="normal" style:font-size-complex="18pt" style:font-style-complex="normal"/>
    </style:style>
    <style:style style:name="P5" style:family="paragraph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>
      <style:paragraph-properties fo:margin-left="0cm" fo:margin-right="0cm" fo:text-indent="0cm"/>
      <style:text-properties fo:font-size="12pt" fo:font-style="normal" style:font-size-asian="12pt" style:font-style-asian="normal" style:font-size-complex="12pt" style:font-style-complex="normal"/>
    </style:style>
    <style:style style:name="P7" style:family="paragraph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" style:family="text">
      <style:text-properties style:text-position="-33% 58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style:text-position="0% 100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text-position="0% 100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6.745cm" svg:height="0.381cm" svg:x="1.961cm" svg:y="4.958cm">
          <text:p/>
        </draw:rect>
        <draw:rect draw:style-name="gr2" draw:text-style-name="P1" draw:layer="layout" svg:width="6.745cm" svg:height="0.113cm" svg:x="1.963cm" svg:y="4.86cm">
          <text:p/>
        </draw:rect>
        <draw:rect draw:style-name="gr3" draw:text-style-name="P1" draw:layer="layout" svg:width="0.24cm" svg:height="1.355cm" svg:x="4.212cm" svg:y="3.504cm">
          <text:p/>
        </draw:rect>
        <draw:rect draw:style-name="gr2" draw:text-style-name="P1" draw:layer="layout" svg:width="4.267cm" svg:height="0.113cm" svg:x="4.468cm" svg:y="4.133cm">
          <text:p/>
        </draw:rect>
        <draw:rect draw:style-name="gr4" draw:text-style-name="P1" draw:layer="layout" svg:width="0.127cm" svg:height="0.579cm" svg:x="4.078cm" svg:y="4.28cm">
          <text:p/>
        </draw:rect>
        <draw:rect draw:style-name="gr4" draw:text-style-name="P1" draw:layer="layout" svg:width="0.127cm" svg:height="0.591cm" svg:x="4.079cm" svg:y="3.483cm">
          <text:p/>
        </draw:rect>
        <draw:rect draw:style-name="gr3" draw:text-style-name="P1" draw:layer="layout" svg:width="0.24cm" svg:height="1.347cm" svg:x="2.233cm" svg:y="3.505cm">
          <text:p/>
        </draw:rect>
        <draw:rect draw:style-name="gr2" draw:text-style-name="P1" draw:layer="layout" svg:width="0.854cm" svg:height="0.092cm" svg:x="1.383cm" svg:y="4.132cm">
          <text:p/>
        </draw:rect>
        <draw:frame draw:style-name="gr5" draw:text-style-name="P3" draw:layer="layout" svg:width="0.841cm" svg:height="0.826cm" svg:x="1.237cm" svg:y="3.308cm">
          <draw:text-box>
            <text:p text:style-name="P2"><text:span text:style-name="T1">P</text:span><text:span text:style-name="T2">i</text:span></text:p>
          </draw:text-box>
        </draw:frame>
        <draw:frame draw:style-name="gr5" draw:text-style-name="P3" draw:layer="layout" svg:width="0.854cm" svg:height="0.826cm" svg:x="7.538cm" svg:y="3.408cm">
          <draw:text-box>
            <text:p text:style-name="P2"><text:span text:style-name="T1">P</text:span><text:span text:style-name="T2">f</text:span></text:p>
          </draw:text-box>
        </draw:frame>
        <draw:frame draw:style-name="gr5" draw:text-style-name="P5" draw:layer="layout" svg:width="3.533cm" svg:height="0.962cm" svg:x="5.467cm" svg:y="5.266cm">
          <draw:text-box>
            <text:p text:style-name="P4"><text:span text:style-name="T3">Initial state</text:span></text:p>
          </draw:text-box>
        </draw:frame>
        <draw:rect draw:style-name="gr6" draw:text-style-name="P1" draw:layer="layout" svg:width="1.545cm" svg:height="1.341cm" svg:x="2.498cm" svg:y="3.504cm">
          <text:p/>
        </draw:rect>
        <draw:rect draw:style-name="gr1" draw:text-style-name="P1" draw:layer="layout" svg:width="6.745cm" svg:height="0.381cm" draw:transform="rotate (3.1415926535892) translate (8.707cm 3.399cm)">
          <text:p/>
        </draw:rect>
        <draw:rect draw:style-name="gr2" draw:text-style-name="P1" draw:layer="layout" svg:width="6.745cm" svg:height="0.113cm" draw:transform="rotate (3.1415926535892) translate (8.709cm 3.497cm)">
          <text:p/>
        </draw:rect>
        <draw:line draw:style-name="gr7" draw:text-style-name="P1" draw:layer="layout" svg:x1="8.278cm" svg:y1="3.89cm" svg:x2="8.278cm" svg:y2="2.818cm">
          <text:p/>
        </draw:line>
        <draw:line draw:style-name="gr7" draw:text-style-name="P1" draw:layer="layout" svg:x1="4.134cm" svg:y1="3.928cm" svg:x2="4.148cm" svg:y2="2.418cm">
          <text:p/>
        </draw:line>
        <draw:line draw:style-name="gr7" draw:text-style-name="P1" draw:layer="layout" svg:x1="1.975cm" svg:y1="3.758cm" svg:x2="1.978cm" svg:y2="2.918cm">
          <text:p/>
        </draw:line>
        <draw:rect draw:style-name="gr6" draw:text-style-name="P1" draw:layer="layout" svg:width="0.324cm" svg:height="0.197cm" svg:x="3.897cm" svg:y="4.089cm">
          <text:p/>
        </draw:rect>
        <draw:frame draw:style-name="gr5" draw:text-style-name="P3" draw:layer="layout" svg:width="1.959cm" svg:height="0.826cm" svg:x="2.269cm" svg:y="3.78cm">
          <draw:text-box>
            <text:p text:style-name="P2"><text:span text:style-name="T1">P</text:span><text:span text:style-name="T2">i</text:span><text:span text:style-name="T4">, </text:span><text:span text:style-name="T5">V</text:span><text:span text:style-name="T2">i</text:span><text:span text:style-name="T4">, </text:span><text:span text:style-name="T5">T</text:span><text:span text:style-name="T2">i</text:span></text:p>
          </draw:text-box>
        </draw:frame>
        <draw:frame draw:style-name="gr5" draw:text-style-name="P7" draw:layer="layout" svg:width="2.352cm" svg:height="1.199cm" svg:x="1.238cm" svg:y="1.808cm">
          <draw:text-box>
            <text:p text:style-name="P6"><text:span text:style-name="T6">Upstream</text:span></text:p>
            <text:p text:style-name="P6"><text:span text:style-name="T6">pressure</text:span></text:p>
          </draw:text-box>
        </draw:frame>
        <draw:frame draw:style-name="gr5" draw:text-style-name="P7" draw:layer="layout" svg:width="1.941cm" svg:height="0.725cm" svg:x="3.694cm" svg:y="1.809cm">
          <draw:text-box>
            <text:p text:style-name="P6"><text:span text:style-name="T6">Throttle</text:span></text:p>
          </draw:text-box>
        </draw:frame>
        <draw:frame draw:style-name="gr5" draw:text-style-name="P7" draw:layer="layout" svg:width="2.881cm" svg:height="1.199cm" svg:x="6.195cm" svg:y="1.81cm">
          <draw:text-box>
            <text:p text:style-name="P6"><text:span text:style-name="T6">Downstream</text:span></text:p>
            <text:p text:style-name="P6"><text:span text:style-name="T6">pressure</text:span></text:p>
          </draw:text-box>
        </draw:frame>
        <draw:rect draw:style-name="gr1" draw:text-style-name="P1" draw:layer="layout" svg:width="6.745cm" svg:height="0.381cm" svg:x="1.962cm" svg:y="8.258cm">
          <text:p/>
        </draw:rect>
        <draw:rect draw:style-name="gr2" draw:text-style-name="P1" draw:layer="layout" svg:width="6.745cm" svg:height="0.113cm" svg:x="1.964cm" svg:y="8.16cm">
          <text:p/>
        </draw:rect>
        <draw:rect draw:style-name="gr3" draw:text-style-name="P1" draw:layer="layout" svg:width="0.24cm" svg:height="1.355cm" svg:x="4.234cm" svg:y="6.804cm">
          <text:p/>
        </draw:rect>
        <draw:rect draw:style-name="gr2" draw:text-style-name="P1" draw:layer="layout" svg:width="0.945cm" svg:height="0.113cm" svg:x="4.483cm" svg:y="7.433cm">
          <text:p/>
        </draw:rect>
        <draw:rect draw:style-name="gr4" draw:text-style-name="P1" draw:layer="layout" svg:width="0.127cm" svg:height="0.579cm" svg:x="4.037cm" svg:y="7.58cm">
          <text:p/>
        </draw:rect>
        <draw:rect draw:style-name="gr4" draw:text-style-name="P1" draw:layer="layout" svg:width="0.127cm" svg:height="0.577cm" svg:x="4.038cm" svg:y="6.797cm">
          <text:p/>
        </draw:rect>
        <draw:rect draw:style-name="gr3" draw:text-style-name="P1" draw:layer="layout" svg:width="0.24cm" svg:height="1.361cm" svg:x="3.72cm" svg:y="6.798cm">
          <text:p/>
        </draw:rect>
        <draw:rect draw:style-name="gr2" draw:text-style-name="P1" draw:layer="layout" svg:width="0.854cm" svg:height="0.092cm" svg:x="2.87cm" svg:y="7.432cm">
          <text:p/>
        </draw:rect>
        <draw:frame draw:style-name="gr5" draw:text-style-name="P3" draw:layer="layout" svg:width="0.841cm" svg:height="0.826cm" svg:x="1.972cm" svg:y="7.06cm">
          <draw:text-box>
            <text:p text:style-name="P2"><text:span text:style-name="T1">P</text:span><text:span text:style-name="T2">i</text:span></text:p>
          </draw:text-box>
        </draw:frame>
        <draw:frame draw:style-name="gr5" draw:text-style-name="P3" draw:layer="layout" svg:width="0.854cm" svg:height="0.826cm" svg:x="5.578cm" svg:y="7.146cm">
          <draw:text-box>
            <text:p text:style-name="P2"><text:span text:style-name="T1">P</text:span><text:span text:style-name="T2">f</text:span></text:p>
          </draw:text-box>
        </draw:frame>
        <draw:frame draw:style-name="gr5" draw:text-style-name="P5" draw:layer="layout" svg:width="4.227cm" svg:height="0.962cm" svg:x="4.868cm" svg:y="8.566cm">
          <draw:text-box>
            <text:p text:style-name="P4"><text:span text:style-name="T3">Compression</text:span></text:p>
          </draw:text-box>
        </draw:frame>
        <draw:rect draw:style-name="gr6" draw:text-style-name="P1" draw:layer="layout" svg:width="0.086cm" svg:height="1.361cm" svg:x="3.949cm" svg:y="6.797cm">
          <text:p/>
        </draw:rect>
        <draw:rect draw:style-name="gr1" draw:text-style-name="P1" draw:layer="layout" svg:width="6.745cm" svg:height="0.381cm" draw:transform="rotate (3.1415926535892) translate (8.708cm 6.699cm)">
          <text:p/>
        </draw:rect>
        <draw:rect draw:style-name="gr2" draw:text-style-name="P1" draw:layer="layout" svg:width="6.745cm" svg:height="0.113cm" draw:transform="rotate (3.1415926535892) translate (8.71cm 6.797cm)">
          <text:p/>
        </draw:rect>
        <draw:rect draw:style-name="gr6" draw:text-style-name="P1" draw:layer="layout" svg:width="0.274cm" svg:height="0.197cm" svg:x="3.976cm" svg:y="7.389cm">
          <text:p/>
        </draw:rect>
        <draw:rect draw:style-name="gr6" draw:text-style-name="P1" draw:layer="layout" svg:width="0.086cm" svg:height="1.361cm" svg:x="4.172cm" svg:y="6.798cm">
          <text:p/>
        </draw:rect>
        <draw:rect draw:style-name="gr1" draw:text-style-name="P1" draw:layer="layout" svg:width="6.745cm" svg:height="0.381cm" svg:x="1.963cm" svg:y="11.758cm">
          <text:p/>
        </draw:rect>
        <draw:rect draw:style-name="gr2" draw:text-style-name="P1" draw:layer="layout" svg:width="6.745cm" svg:height="0.113cm" svg:x="1.965cm" svg:y="11.66cm">
          <text:p/>
        </draw:rect>
        <draw:rect draw:style-name="gr3" draw:text-style-name="P1" draw:layer="layout" svg:width="0.24cm" svg:height="1.355cm" svg:x="7.535cm" svg:y="10.304cm">
          <text:p/>
        </draw:rect>
        <draw:rect draw:style-name="gr2" draw:text-style-name="P1" draw:layer="layout" svg:width="0.945cm" svg:height="0.113cm" svg:x="7.784cm" svg:y="10.933cm">
          <text:p/>
        </draw:rect>
        <draw:rect draw:style-name="gr4" draw:text-style-name="P1" draw:layer="layout" svg:width="0.127cm" svg:height="0.579cm" svg:x="4.038cm" svg:y="11.08cm">
          <text:p/>
        </draw:rect>
        <draw:rect draw:style-name="gr4" draw:text-style-name="P1" draw:layer="layout" svg:width="0.127cm" svg:height="0.577cm" svg:x="4.039cm" svg:y="10.297cm">
          <text:p/>
        </draw:rect>
        <draw:rect draw:style-name="gr3" draw:text-style-name="P1" draw:layer="layout" svg:width="0.24cm" svg:height="1.361cm" svg:x="3.721cm" svg:y="10.298cm">
          <text:p/>
        </draw:rect>
        <draw:rect draw:style-name="gr2" draw:text-style-name="P1" draw:layer="layout" svg:width="0.854cm" svg:height="0.092cm" svg:x="2.871cm" svg:y="10.932cm">
          <text:p/>
        </draw:rect>
        <draw:frame draw:style-name="gr5" draw:text-style-name="P3" draw:layer="layout" svg:width="0.841cm" svg:height="0.826cm" svg:x="1.973cm" svg:y="10.56cm">
          <draw:text-box>
            <text:p text:style-name="P2"><text:span text:style-name="T1">P</text:span><text:span text:style-name="T2">i</text:span></text:p>
          </draw:text-box>
        </draw:frame>
        <draw:frame draw:style-name="gr5" draw:text-style-name="P3" draw:layer="layout" svg:width="0.854cm" svg:height="0.826cm" svg:x="8.879cm" svg:y="10.646cm">
          <draw:text-box>
            <text:p text:style-name="P2"><text:span text:style-name="T1">P</text:span><text:span text:style-name="T2">f</text:span></text:p>
          </draw:text-box>
        </draw:frame>
        <draw:frame draw:style-name="gr5" draw:text-style-name="P5" draw:layer="layout" svg:width="3.461cm" svg:height="0.962cm" svg:x="4.869cm" svg:y="12.066cm">
          <draw:text-box>
            <text:p text:style-name="P4"><text:span text:style-name="T3">Expansion</text:span></text:p>
          </draw:text-box>
        </draw:frame>
        <draw:rect draw:style-name="gr6" draw:text-style-name="P1" draw:layer="layout" svg:width="0.086cm" svg:height="1.361cm" svg:x="3.95cm" svg:y="10.297cm">
          <text:p/>
        </draw:rect>
        <draw:rect draw:style-name="gr1" draw:text-style-name="P1" draw:layer="layout" svg:width="6.745cm" svg:height="0.381cm" draw:transform="rotate (3.1415926535892) translate (8.709cm 10.199cm)">
          <text:p/>
        </draw:rect>
        <draw:rect draw:style-name="gr2" draw:text-style-name="P1" draw:layer="layout" svg:width="6.745cm" svg:height="0.113cm" draw:transform="rotate (3.1415926535892) translate (8.711cm 10.297cm)">
          <text:p/>
        </draw:rect>
        <draw:rect draw:style-name="gr6" draw:text-style-name="P1" draw:layer="layout" svg:width="0.274cm" svg:height="0.197cm" svg:x="3.977cm" svg:y="10.889cm">
          <text:p/>
        </draw:rect>
        <draw:rect draw:style-name="gr6" draw:text-style-name="P1" draw:layer="layout" svg:width="0.086cm" svg:height="1.361cm" svg:x="4.173cm" svg:y="10.298cm">
          <text:p/>
        </draw:rect>
        <draw:rect draw:style-name="gr6" draw:text-style-name="P1" draw:layer="layout" svg:width="3.257cm" svg:height="1.341cm" svg:x="4.248cm" svg:y="10.318cm">
          <text:p/>
        </draw:rect>
        <draw:frame draw:style-name="gr5" draw:text-style-name="P3" draw:layer="layout" svg:width="1.998cm" svg:height="0.826cm" svg:x="5.07cm" svg:y="10.58cm">
          <draw:text-box>
            <text:p text:style-name="P2"><text:span text:style-name="T1">P</text:span><text:span text:style-name="T2">f</text:span><text:span text:style-name="T4">, </text:span><text:span text:style-name="T5">V</text:span><text:span text:style-name="T2">f</text:span><text:span text:style-name="T4">, </text:span><text:span text:style-name="T5">T</text:span><text:span text:style-name="T2">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Eloranta</meta:initial-creator>
    <meta:creation-date>2008-05-06T08:54:57</meta:creation-date>
    <dc:creator>Jussi Eloranta</dc:creator>
    <dc:date>2008-05-06T09:30:05</dc:date>
    <meta:editing-cycles>20</meta:editing-cycles>
    <meta:editing-duration>PT35M10S</meta:editing-duration>
    <meta:user-defined meta:name="Info 1"/>
    <meta:user-defined meta:name="Info 2"/>
    <meta:user-defined meta:name="Info 3"/>
    <meta:user-defined meta:name="Info 4"/>
    <meta:document-statistic meta:object-count="56"/>
  </office:meta>
</office:document-meta>
</file>